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from assembly code.</text:p>
                  </text:list-item>
                  <text:list-item>
                    <text:p>Measuring number of instructions issued at run time using CPU counters.</text:p>
                  </text:list-item>
                  <text:list-item>
                    <text:p>Measuring time elapsed using CPU counters.</text:p>
                  </text:list-item>
                  <text:list-item>
                    <text:p>Measuring time elapsed using OS or hardware clocks.</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at does measuring CPU cycles mean?</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In C things get even more complicated and the programmers has only a vague idea of what assembly the compiler will emit per C statement.</text:p>
              </text:list-item>
              <text:list-item>
                <text:p>In C++ it is even wors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all of this mean?</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leads to bad performance.</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Some see this as a weakness of C++.</text:p>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3-03T13:07:52</meta:creation-date>
    <meta:editing-duration>PT2H10M10S</meta:editing-duration>
    <meta:editing-cycles>8</meta:editing-cycles>
    <dc:date>2012-03-03T15:59:31</dc:date>
    <dc:creator>Mark Veltzer</dc:creator>
    <meta:generator>LibreOffice/3.4$Linux LibreOffice_project/340m1$Build-402</meta:generator>
    <meta:document-statistic meta:object-count="134"/>
  </office:meta>
</office:document-meta>
</file>